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text:line-break/> * Copyright (c) 2016, Freescale Semiconductor, Inc.<text:line-break/> * Copyright 2016-2017 NXP<text:line-break/> * All rights reserved.<text:line-break/> * <text:line-break/> * SPDX-License-Identifier: BSD-3-Clause<text:line-break/> */<text:line-break/><text:line-break/>#include "fsl_debug_console.h"<text:line-break/>#include "board.h"<text:line-break/>#include "fsl_sctimer.h"<text:line-break/>#include "fsl_gpio.h"<text:line-break/>#include "peripherals.h"<text:line-break/><text:line-break/>#include "pin_mux.h"<text:line-break/>#include &lt;stdbool.h&gt;<text:line-break/>/*****************************<text:line-break/> * Definitions<text:line-break/> *****************************<text:line-break/><text:line-break/>#define SCTIMER_CLK_FREQ CLOCK_GetFreq(kCLOCK_BusClk)<text:line-break/>#define LEFT_MOTOR_SPEED1 kSCTIMER_Out_7<text:line-break/>#define LEFT_MOTOR_DIRECTION1 kSCTIMER_Out_2<text:line-break/>#define RIGHT_MOTOR_SPEED2 kSCTIMER_Out_4<text:line-break/>#define RIGHT_MOTOR_DIRECTION2 kSCTIMER_Out_5<text:line-break/>#define MOTOR_PORT 0U<text:line-break/>#define left_motor_speed_PIN 18U<text:line-break/>#define left_motor_dir_PIN 19U<text:line-break/>#define right_motor_speed_PIN 20U<text:line-break/>#define right_motor_dir_PIN 21U<text:line-break/><text:line-break/><text:line-break/><text:line-break/><text:line-break/><text:line-break/>/*****************************<text:line-break/> * Prototypes<text:line-break/> *****************************<text:line-break/><text:line-break/>/*****************************<text:line-break/> * Code<text:line-break/> *****************************<text:line-break/>/*!<text:line-break/> * @brief Main function<text:line-break/> */<text:line-break/>int main(void) {<text:line-break/>uint32_t dutycycle_left=60,dutycycle_<text:line-break/><text:line-break/>/* Define the init structure for the output LED pin*/<text:line-break/><text:soft-page-break/>   gpio_pin_config_t left_motor_speed = {<text:line-break/>       kGPIO_DigitalInput, 1,<text:line-break/>   };<text:line-break/><text:line-break/><text:line-break/>   gpio_pin_config_t right_motor_speed = {<text:line-break/>         kGPIO_DigitalInput, 1,<text:line-break/>     };<text:line-break/><text:line-break/><text:line-break/><text:line-break/>   gpio_pin_config_t left_motor_dir = {<text:line-break/>         kGPIO_DigitalInput, 1,<text:line-break/>     };<text:line-break/>   gpio_pin_config_t right_motor_dir = {<text:line-break/>         kGPIO_DigitalInput, 1,<text:line-break/>     };<text:line-break/><text:line-break/>sctimer_config_t sctimerInfo;<text:line-break/>   sctimer_pwm_signal_param_t pwmParam_left1,pwmParam_left2,<text:line-break/>   uint32_t event_left1,event_left2,event_<text:line-break/>   uint32_t sctimerClock;<text:line-break/><text:line-break/>    /* Board pin, clock, debug console init */<text:line-break/>    /* attach 12 MHz clock to FLEXCOMM0 (debug console) */<text:line-break/>    CLOCK_AttachClk(BOARD_DEBUG_<text:line-break/><text:line-break/>    /* enable clock for GPIO*/<text:line-break/>    CLOCK_EnableClock(kCLOCK_<text:line-break/>    CLOCK_EnableClock(kCLOCK_<text:line-break/><text:line-break/>    BOARD_InitPins();<text:line-break/>    BOARD_BootClockFROHF48M();<text:line-break/>    BOARD_InitDebugConsole();<text:line-break/><text:line-break/>    GPIO_PortInit(GPIO, MOTOR_PORT);<text:line-break/>    GPIO_PinInit(GPIO, MOTOR_PORT, left_motor_speed_PIN, &amp;left_motor_speed);<text:line-break/><text:line-break/><text:line-break/>    GPIO_PinInit(GPIO, MOTOR_PORT, right_motor_speed_PIN, &amp;right_motor_speed);<text:line-break/><text:line-break/><text:line-break/>    GPIO_PinInit(GPIO, MOTOR_PORT, left_motor_dir_PIN, &amp;left_motor_dir);<text:line-break/>    GPIO_PinInit(GPIO, MOTOR_PORT, right_motor_dir_PIN, &amp;right_motor_dir);<text:line-break/><text:line-break/>    GPIO_PinRead(GPIO, MOTOR_PORT, left_motor_speed_PIN);<text:line-break/>    GPIO_PinRead(GPIO, MOTOR_PORT, left_motor_dir_PIN);<text:line-break/>    GPIO_PinRead(GPIO, MOTOR_PORT, right_motor_speed_PIN);<text:line-break/>    GPIO_PinRead(GPIO, MOTOR_PORT, right_motor_dir_PIN);<text:line-break/><text:soft-page-break/><text:line-break/>    sctimerClock = SCTIMER_CLK_FREQ;<text:line-break/><text:line-break/><text:line-break/><text:line-break/>    /* Default configuration operates the counter in 32-bit mode */<text:line-break/>    SCTIMER_GetDefaultConfig(&amp;<text:line-break/><text:line-break/>    /* Initialize SCTimer module */<text:line-break/>    SCTIMER_Init(SCT0, &amp;sctimerInfo);<text:line-break/><text:line-break/><text:line-break/><text:line-break/>    /* Configure first PWM with frequency 24kHZ from LEFT MOTOR FIRST SIGNAL output */<text:line-break/>            pwmParam_left1.output = LEFT_MOTOR_SPEED1;<text:line-break/>            pwmParam_left1.level = kSCTIMER_HighTrue;<text:line-break/>            pwmParam_left1.<text:line-break/><text:line-break/><text:line-break/>               /* Configure first PWM with frequency 24kHZ from LEFT MOTOR SECOND SIGNAL output */<text:line-break/>            pwmParam_left2.output = LEFT_MOTOR_DIRECTION1;<text:line-break/>            pwmParam_left2.level = kSCTIMER_HighTrue;<text:line-break/>            pwmParam_left2.<text:line-break/><text:line-break/>                  /* Configure first PWM with frequency 24kHZ from RIGHT MOTOR FIRST SIGNAL output */<text:line-break/>            pwmParam_right1.output = RIGHT_MOTOR_SPEED2;<text:line-break/>            pwmParam_right1.level = kSCTIMER_HighTrue;<text:line-break/>            pwmParam_right1.<text:line-break/><text:line-break/>            /* Configure first PWM with frequency 24kHZ from RIGHT MOTOR SECOND SIGNAL output */<text:line-break/>            pwmParam_right2.output = RIGHT_MOTOR_DIRECTION2;<text:line-break/>            pwmParam_right2.level = kSCTIMER_HighTrue;<text:line-break/>            pwmParam_right2.<text:line-break/><text:line-break/>    /* Schedule events in current state; State 0 */<text:line-break/>    /* Schedule events for generating a 24KHz PWM with 10% duty cycle from first Out in the current state */<text:line-break/>     /* Initialize SCTimer module */<text:line-break/>        SCTIMER_Init(SCT0, &amp;sctimerInfo);<text:line-break/><text:line-break/>        SCTIMER_SetupPwm(SCT0, &amp;pwmParam_left1, kSCTIMER_CenterAlignedPwm, 24000U, sctimerClock, &amp;event_left1);<text:line-break/>        SCTIMER_SetupPwm(SCT0, &amp;pwmParam_left2, kSCTIMER_CenterAlignedPwm, 24000U, sctimerClock, &amp;event_left2);<text:line-break/><text:line-break/>        SCTIMER_SetupPwm(SCT0, &amp;pwmParam_right1, kSCTIMER_CenterAlignedPwm, 24000U, <text:soft-page-break/>sctimerClock, &amp;event_right1);<text:line-break/>        SCTIMER_SetupPwm(SCT0, &amp;pwmParam_right2, kSCTIMER_CenterAlignedPwm, 24000U, sctimerClock, &amp;event_right2);<text:line-break/><text:line-break/><text:line-break/><text:line-break/>    /* Start the timer, use counter L as we are operating counter in 32-bit mode */<text:line-break/>    SCTIMER_StartTimer(SCT0, kSCTIMER_Counter_L);<text:line-break/><text:line-break/><text:line-break/>    /* Force the counter to be placed into memory. */<text:line-break/><text:line-break/>    /* Enter an infinite loop, just incrementing a counter. */<text:line-break/>    while(1) {<text:line-break/><text:line-break/>    if(GPIO_PinRead(GPIO, MOTOR_PORT, left_motor_speed_PIN)==0)<text:line-break/>    {<text:line-break/>    while(GPIO_PinRead(GPIO, MOTOR_PORT, left_motor_speed_PIN)==0);<text:line-break/>    dutycycle_left=dutycycle_left+<text:line-break/>    if(dutycycle_left&gt;100)<text:line-break/>    dutycycle_left=60;<text:line-break/>    a=0;<text:line-break/><text:line-break/>    }<text:line-break/><text:line-break/><text:line-break/><text:line-break/><text:line-break/>    if(GPIO_PinRead(GPIO, MOTOR_PORT, right_motor_speed_PIN)==0)<text:line-break/>        {<text:line-break/>    while(GPIO_PinRead(GPIO, MOTOR_PORT, right_motor_speed_PIN)==0);<text:line-break/>    dutycycle_right=dutycycle_<text:line-break/>    if(dutycycle_right&gt;=100)<text:line-break/>       dutycycle_right=60;<text:line-break/>    b=0;<text:line-break/>        }<text:line-break/><text:line-break/><text:line-break/><text:line-break/><text:line-break/>    if(GPIO_PinRead(GPIO, MOTOR_PORT, left_motor_dir_PIN)==0)<text:line-break/>    {<text:line-break/>    while(GPIO_PinRead(GPIO, MOTOR_PORT, left_motor_dir_PIN)==0);<text:line-break/>    a=a+1;<text:line-break/>    if (a&gt;2)<text:line-break/>    {<text:line-break/>    a=0;<text:line-break/><text:line-break/>    }<text:line-break/><text:soft-page-break/><text:line-break/>    }<text:line-break/><text:line-break/>    if(GPIO_PinRead(GPIO, MOTOR_PORT, right_motor_dir_PIN)==0)<text:line-break/>        {<text:line-break/>    while(GPIO_PinRead(GPIO, MOTOR_PORT, right_motor_dir_PIN)==0);<text:line-break/>    b=b+1;<text:line-break/>     if (b&gt;2)<text:line-break/>      {<text:line-break/>      b=0;<text:line-break/><text:line-break/>       }}<text:line-break/>    if(a==0){<text:line-break/>    SCTIMER_UpdatePwmDutycycle(<text:line-break/>    SCTIMER_UpdatePwmDutycycle(<text:line-break/>    }<text:line-break/>    if(a==1)<text:line-break/>    {<text:line-break/>    SCTIMER_UpdatePwmDutycycle(<text:line-break/>    SCTIMER_UpdatePwmDutycycle(<text:line-break/><text:line-break/>    }<text:line-break/><text:line-break/>    if(b==0){<text:line-break/>    SCTIMER_UpdatePwmDutycycle(<text:line-break/>    SCTIMER_UpdatePwmDutycycle(<text:line-break/>    }<text:line-break/>    if(b==1){<text:line-break/>        SCTIMER_UpdatePwmDutycycle(<text:line-break/>        SCTIMER_UpdatePwmDutycycle(<text:line-break/>        }<text:line-break/><text:line-break/><text:line-break/>}<text:line-break/>return 0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9:42:06.480389706</meta:creation-date>
    <dc:date>2019-08-11T19:43:20.496452140</dc:date>
    <meta:editing-duration>PT1M18S</meta:editing-duration>
    <meta:editing-cycles>1</meta:editing-cycles>
    <meta:document-statistic meta:table-count="0" meta:image-count="0" meta:object-count="0" meta:page-count="5" meta:paragraph-count="1" meta:word-count="470" meta:character-count="5844" meta:non-whitespace-character-count="4630"/>
    <meta:generator>LibreOffice/6.0.7.3$Linux_X86_64 LibreOffice_project/00m0$Build-3</meta:generator>
  </office:meta>
</office:document-meta>
</file>